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okorna</text:span><text:span text:style-name="T1"><text:line-break/></text:span><text:span text:style-name="T1">służebnico Pana,</text:span><text:span text:style-name="T1"><text:line-break/></text:span><text:span text:style-name="T1">łamiąca strzały</text:span><text:span text:style-name="T1"><text:line-break/></text:span><text:span text:style-name="T1">nieprzyjaciela,</text:span><text:span text:style-name="T1"><text:line-break/></text:span><text:span text:style-name="T1">miażdżąca</text:span><text:span text:style-name="T1"><text:line-break/></text:span><text:span text:style-name="T1">głowę węża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Bądź zawsze przy mnie,</text:span><text:span text:style-name="T1"><text:line-break/></text:span><text:span text:style-name="T1">abym stawał się</text:span><text:span text:style-name="T1"><text:line-break/></text:span><text:span text:style-name="T1">pokornym sługą</text:span><text:span text:style-name="T1"><text:line-break/></text:span><text:span text:style-name="T1">na wzór</text:span><text:span text:style-name="T1"><text:line-break/></text:span><text:span text:style-name="T1">mego Mistrza</text:span><text:span text:style-name="T1"><text:line-break/></text:span><text:span text:style-name="T1">i Pana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6-03-29T13:34:25</meta:creation-date>
    <dc:date>2013-05-07T14:03:42</dc:date>
    <dc:language>pl-PL</dc:language>
    <meta:editing-cycles>11</meta:editing-cycles>
    <meta:editing-duration>PT9M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